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Text_20_body">
      <style:text-properties officeooo:rsid="00f3a03b" officeooo:paragraph-rsid="00f3a03b"/>
    </style:style>
    <style:style style:name="P110" style:family="paragraph" style:parent-style-name="Text_20_body">
      <style:text-properties officeooo:rsid="00f5b80a" officeooo:paragraph-rsid="00f5b80a"/>
    </style:style>
    <style:style style:name="P111" style:family="paragraph" style:parent-style-name="Text_20_body">
      <style:text-properties officeooo:rsid="00fa2abc" officeooo:paragraph-rsid="00fa2abc"/>
    </style:style>
    <style:style style:name="P112" style:family="paragraph" style:parent-style-name="Text_20_body">
      <style:text-properties officeooo:rsid="00fd8a92" officeooo:paragraph-rsid="00fd8a92"/>
    </style:style>
    <style:style style:name="P113" style:family="paragraph" style:parent-style-name="Text_20_body">
      <style:text-properties officeooo:rsid="00fa60fa" officeooo:paragraph-rsid="00fa60fa"/>
    </style:style>
    <style:style style:name="P114" style:family="paragraph" style:parent-style-name="Text_20_body">
      <style:text-properties officeooo:rsid="00ff306e" officeooo:paragraph-rsid="00ff306e"/>
    </style:style>
    <style:style style:name="P115" style:family="paragraph" style:parent-style-name="Text_20_body">
      <style:text-properties officeooo:rsid="0102b0f1" officeooo:paragraph-rsid="0102b0f1"/>
    </style:style>
    <style:style style:name="P116" style:family="paragraph" style:parent-style-name="Text_20_body">
      <style:text-properties officeooo:rsid="01106b0e" officeooo:paragraph-rsid="01106b0e"/>
    </style:style>
    <style:style style:name="P117" style:family="paragraph" style:parent-style-name="Text_20_body">
      <style:text-properties officeooo:rsid="0116fbae" officeooo:paragraph-rsid="0116fbae"/>
    </style:style>
    <style:style style:name="P118" style:family="paragraph" style:parent-style-name="Text_20_body">
      <style:text-properties officeooo:rsid="0118c74b" officeooo:paragraph-rsid="0118c74b"/>
    </style:style>
    <style:style style:name="P119" style:family="paragraph" style:parent-style-name="Heading_20_1">
      <style:text-properties officeooo:rsid="0022eefd" officeooo:paragraph-rsid="0022eefd"/>
    </style:style>
    <style:style style:name="P120" style:family="paragraph" style:parent-style-name="Heading_20_1">
      <style:text-properties officeooo:rsid="002a2b1f" officeooo:paragraph-rsid="002a2b1f"/>
    </style:style>
    <style:style style:name="P121" style:family="paragraph" style:parent-style-name="Heading_20_1">
      <style:text-properties officeooo:rsid="002e371f" officeooo:paragraph-rsid="002e371f"/>
    </style:style>
    <style:style style:name="P122" style:family="paragraph" style:parent-style-name="Heading_20_1">
      <style:text-properties officeooo:rsid="0035aedd" officeooo:paragraph-rsid="0035aedd"/>
    </style:style>
    <style:style style:name="P123" style:family="paragraph" style:parent-style-name="Heading_20_1">
      <style:text-properties officeooo:rsid="003999b0" officeooo:paragraph-rsid="003999b0"/>
    </style:style>
    <style:style style:name="P124" style:family="paragraph" style:parent-style-name="Heading_20_1">
      <style:text-properties officeooo:rsid="003ac80d" officeooo:paragraph-rsid="003ac80d"/>
    </style:style>
    <style:style style:name="P125" style:family="paragraph" style:parent-style-name="Heading_20_1">
      <style:text-properties officeooo:rsid="003d8794" officeooo:paragraph-rsid="003d8794"/>
    </style:style>
    <style:style style:name="P126" style:family="paragraph" style:parent-style-name="Heading_20_1">
      <style:text-properties officeooo:rsid="00410900" officeooo:paragraph-rsid="00410900"/>
    </style:style>
    <style:style style:name="P127" style:family="paragraph" style:parent-style-name="Heading_20_1">
      <style:text-properties officeooo:rsid="004382b8" officeooo:paragraph-rsid="004382b8"/>
    </style:style>
    <style:style style:name="P128" style:family="paragraph" style:parent-style-name="Heading_20_1">
      <style:text-properties officeooo:rsid="00463fcf" officeooo:paragraph-rsid="00463fcf"/>
    </style:style>
    <style:style style:name="P129" style:family="paragraph" style:parent-style-name="Heading_20_1">
      <style:text-properties officeooo:rsid="00497223" officeooo:paragraph-rsid="00497223"/>
    </style:style>
    <style:style style:name="P130" style:family="paragraph" style:parent-style-name="Heading_20_1">
      <style:text-properties officeooo:rsid="0050242e" officeooo:paragraph-rsid="0050242e"/>
    </style:style>
    <style:style style:name="P131" style:family="paragraph" style:parent-style-name="Heading_20_1">
      <style:text-properties officeooo:rsid="0052a947" officeooo:paragraph-rsid="0052a947"/>
    </style:style>
    <style:style style:name="P132" style:family="paragraph" style:parent-style-name="Heading_20_1">
      <style:text-properties officeooo:rsid="00540573" officeooo:paragraph-rsid="00540573"/>
    </style:style>
    <style:style style:name="P133" style:family="paragraph" style:parent-style-name="Heading_20_1">
      <style:text-properties officeooo:rsid="0055b9de" officeooo:paragraph-rsid="0055b9de"/>
    </style:style>
    <style:style style:name="P134" style:family="paragraph" style:parent-style-name="Heading_20_1">
      <style:text-properties officeooo:rsid="005af90f" officeooo:paragraph-rsid="005af90f"/>
    </style:style>
    <style:style style:name="P135" style:family="paragraph" style:parent-style-name="Heading_20_1">
      <style:text-properties officeooo:rsid="005d517f"/>
    </style:style>
    <style:style style:name="P136" style:family="paragraph" style:parent-style-name="Heading_20_1">
      <style:text-properties officeooo:rsid="00633bed" officeooo:paragraph-rsid="00633bed"/>
    </style:style>
    <style:style style:name="P137" style:family="paragraph" style:parent-style-name="Heading_20_1">
      <style:text-properties officeooo:rsid="00648eef" officeooo:paragraph-rsid="00648eef"/>
    </style:style>
    <style:style style:name="P138" style:family="paragraph" style:parent-style-name="Heading_20_1">
      <style:text-properties officeooo:rsid="0068d9b0"/>
    </style:style>
    <style:style style:name="P139" style:family="paragraph" style:parent-style-name="Heading_20_1">
      <style:text-properties officeooo:rsid="006b7268" officeooo:paragraph-rsid="006b7268"/>
    </style:style>
    <style:style style:name="P140" style:family="paragraph" style:parent-style-name="Heading_20_1">
      <style:text-properties officeooo:rsid="006fbb48"/>
    </style:style>
    <style:style style:name="P141" style:family="paragraph" style:parent-style-name="Heading_20_1">
      <style:text-properties officeooo:rsid="007319ee" officeooo:paragraph-rsid="007319ee"/>
    </style:style>
    <style:style style:name="P142" style:family="paragraph" style:parent-style-name="Heading_20_1">
      <style:text-properties officeooo:rsid="00787b2d" officeooo:paragraph-rsid="00787b2d"/>
    </style:style>
    <style:style style:name="P143" style:family="paragraph" style:parent-style-name="Heading_20_1">
      <style:text-properties officeooo:rsid="007d54ca" officeooo:paragraph-rsid="007d54ca"/>
    </style:style>
    <style:style style:name="P144" style:family="paragraph" style:parent-style-name="Heading_20_1">
      <style:text-properties officeooo:rsid="00816cee" officeooo:paragraph-rsid="00816cee"/>
    </style:style>
    <style:style style:name="P145" style:family="paragraph" style:parent-style-name="Heading_20_1">
      <style:text-properties officeooo:rsid="0083efb0" officeooo:paragraph-rsid="0083efb0"/>
    </style:style>
    <style:style style:name="P146" style:family="paragraph" style:parent-style-name="Heading_20_1">
      <style:text-properties officeooo:rsid="0087847c" officeooo:paragraph-rsid="0087847c"/>
    </style:style>
    <style:style style:name="P147" style:family="paragraph" style:parent-style-name="Heading_20_1">
      <style:text-properties officeooo:rsid="008f6c0b" officeooo:paragraph-rsid="008f6c0b"/>
    </style:style>
    <style:style style:name="P148" style:family="paragraph" style:parent-style-name="Heading_20_1">
      <style:text-properties officeooo:rsid="0091ae00" officeooo:paragraph-rsid="0091ae00"/>
    </style:style>
    <style:style style:name="P149" style:family="paragraph" style:parent-style-name="Heading_20_1">
      <style:text-properties officeooo:rsid="00961f45" officeooo:paragraph-rsid="00961f45"/>
    </style:style>
    <style:style style:name="P150" style:family="paragraph" style:parent-style-name="Heading_20_1">
      <style:text-properties officeooo:rsid="009943a9" officeooo:paragraph-rsid="009943a9"/>
    </style:style>
    <style:style style:name="P151" style:family="paragraph" style:parent-style-name="Heading_20_1">
      <style:text-properties officeooo:rsid="00a175dc" officeooo:paragraph-rsid="00a175dc"/>
    </style:style>
    <style:style style:name="P152" style:family="paragraph" style:parent-style-name="Heading_20_1">
      <style:text-properties officeooo:rsid="00a6ac12" officeooo:paragraph-rsid="00a6ac12"/>
    </style:style>
    <style:style style:name="P153" style:family="paragraph" style:parent-style-name="Heading_20_1">
      <style:text-properties officeooo:rsid="00aaff30" officeooo:paragraph-rsid="00aaff30"/>
    </style:style>
    <style:style style:name="P154" style:family="paragraph" style:parent-style-name="Heading_20_1">
      <style:text-properties officeooo:rsid="00b0cc84" officeooo:paragraph-rsid="00b0cc84"/>
    </style:style>
    <style:style style:name="P155" style:family="paragraph" style:parent-style-name="Heading_20_1">
      <style:text-properties officeooo:rsid="00b3803a" officeooo:paragraph-rsid="00b3803a"/>
    </style:style>
    <style:style style:name="P156" style:family="paragraph" style:parent-style-name="Heading_20_1">
      <style:text-properties officeooo:rsid="00b6b2e7" officeooo:paragraph-rsid="00b6b2e7"/>
    </style:style>
    <style:style style:name="P157" style:family="paragraph" style:parent-style-name="Heading_20_1">
      <style:text-properties officeooo:rsid="00b73246" officeooo:paragraph-rsid="00b73246"/>
    </style:style>
    <style:style style:name="P158" style:family="paragraph" style:parent-style-name="Heading_20_1">
      <style:text-properties officeooo:rsid="00ba71e3" officeooo:paragraph-rsid="00ba71e3"/>
    </style:style>
    <style:style style:name="P159" style:family="paragraph" style:parent-style-name="Heading_20_1">
      <style:text-properties officeooo:rsid="00c00755" officeooo:paragraph-rsid="00c00755"/>
    </style:style>
    <style:style style:name="P160" style:family="paragraph" style:parent-style-name="Heading_20_1">
      <style:text-properties officeooo:rsid="00c3992b" officeooo:paragraph-rsid="00c3992b"/>
    </style:style>
    <style:style style:name="P161" style:family="paragraph" style:parent-style-name="Heading_20_1">
      <style:text-properties officeooo:rsid="00cc03e4"/>
    </style:style>
    <style:style style:name="P162" style:family="paragraph" style:parent-style-name="Heading_20_1">
      <style:text-properties officeooo:rsid="00d0dc41" officeooo:paragraph-rsid="00d0dc41"/>
    </style:style>
    <style:style style:name="P163" style:family="paragraph" style:parent-style-name="Heading_20_1">
      <style:text-properties officeooo:rsid="00daca4c" officeooo:paragraph-rsid="00daca4c"/>
    </style:style>
    <style:style style:name="P164" style:family="paragraph" style:parent-style-name="Heading_20_1">
      <style:text-properties officeooo:rsid="00e1f96c" officeooo:paragraph-rsid="00e1f96c"/>
    </style:style>
    <style:style style:name="P165" style:family="paragraph" style:parent-style-name="Heading_20_1">
      <style:text-properties officeooo:rsid="00e33796" officeooo:paragraph-rsid="00e33796"/>
    </style:style>
    <style:style style:name="P166" style:family="paragraph" style:parent-style-name="Heading_20_1">
      <style:text-properties officeooo:rsid="00e3588d" officeooo:paragraph-rsid="00e3588d"/>
    </style:style>
    <style:style style:name="P167" style:family="paragraph" style:parent-style-name="Heading_20_1">
      <style:text-properties officeooo:rsid="00e56b57" officeooo:paragraph-rsid="00e56b57"/>
    </style:style>
    <style:style style:name="P168" style:family="paragraph" style:parent-style-name="Heading_20_1">
      <style:text-properties officeooo:rsid="00eb641e" officeooo:paragraph-rsid="00eb641e"/>
    </style:style>
    <style:style style:name="P169" style:family="paragraph" style:parent-style-name="Heading_20_1">
      <style:text-properties officeooo:rsid="00ef305d" officeooo:paragraph-rsid="00ef305d"/>
    </style:style>
    <style:style style:name="P170" style:family="paragraph" style:parent-style-name="Heading_20_1">
      <style:text-properties officeooo:rsid="00f22801" officeooo:paragraph-rsid="00f22801"/>
    </style:style>
    <style:style style:name="P171" style:family="paragraph" style:parent-style-name="Heading_20_1">
      <style:text-properties officeooo:rsid="00fa2abc" officeooo:paragraph-rsid="00fa2abc"/>
    </style:style>
    <style:style style:name="P172" style:family="paragraph" style:parent-style-name="Heading_20_1">
      <style:text-properties officeooo:rsid="00fd8a92" officeooo:paragraph-rsid="00fd8a92"/>
    </style:style>
    <style:style style:name="P173" style:family="paragraph" style:parent-style-name="Heading_20_1">
      <style:text-properties officeooo:rsid="01106b0e" officeooo:paragraph-rsid="01106b0e"/>
    </style:style>
    <style:style style:name="P174" style:family="paragraph" style:parent-style-name="Heading_20_1">
      <style:text-properties officeooo:rsid="0116fbae" officeooo:paragraph-rsid="0116fbae"/>
    </style:style>
    <style:style style:name="P175" style:family="paragraph" style:parent-style-name="Heading_20_1">
      <style:text-properties officeooo:rsid="00c7326a" officeooo:paragraph-rsid="00c7326a"/>
    </style:style>
    <style:style style:name="P176" style:family="paragraph" style:parent-style-name="Heading_20_2">
      <style:text-properties officeooo:rsid="0022eefd" officeooo:paragraph-rsid="0022eefd"/>
    </style:style>
    <style:style style:name="P177" style:family="paragraph" style:parent-style-name="Heading_20_2">
      <style:text-properties officeooo:rsid="002c9e7c" officeooo:paragraph-rsid="002c9e7c"/>
    </style:style>
    <style:style style:name="P178" style:family="paragraph" style:parent-style-name="Heading_20_2">
      <style:text-properties officeooo:rsid="002e371f" officeooo:paragraph-rsid="002e371f"/>
    </style:style>
    <style:style style:name="P179" style:family="paragraph" style:parent-style-name="Heading_20_2">
      <style:text-properties officeooo:rsid="0033bf59" officeooo:paragraph-rsid="0033bf59"/>
    </style:style>
    <style:style style:name="P180" style:family="paragraph" style:parent-style-name="Heading_20_2">
      <style:text-properties officeooo:rsid="0035aedd" officeooo:paragraph-rsid="0035aedd"/>
    </style:style>
    <style:style style:name="P181" style:family="paragraph" style:parent-style-name="Heading_20_2">
      <style:text-properties officeooo:rsid="003999b0" officeooo:paragraph-rsid="003999b0"/>
    </style:style>
    <style:style style:name="P182" style:family="paragraph" style:parent-style-name="Heading_20_2">
      <style:text-properties officeooo:rsid="003ac80d" officeooo:paragraph-rsid="003ac80d"/>
    </style:style>
    <style:style style:name="P183" style:family="paragraph" style:parent-style-name="Heading_20_2">
      <style:text-properties officeooo:rsid="003c25b4" officeooo:paragraph-rsid="003c25b4"/>
    </style:style>
    <style:style style:name="P184" style:family="paragraph" style:parent-style-name="Heading_20_2">
      <style:text-properties officeooo:rsid="003d8794" officeooo:paragraph-rsid="003d8794"/>
    </style:style>
    <style:style style:name="P185" style:family="paragraph" style:parent-style-name="Heading_20_2">
      <style:text-properties officeooo:rsid="0092fb49" officeooo:paragraph-rsid="0092fb49"/>
    </style:style>
    <style:style style:name="P186" style:family="paragraph" style:parent-style-name="Heading_20_2">
      <style:text-properties officeooo:rsid="00410900" officeooo:paragraph-rsid="00410900"/>
    </style:style>
    <style:style style:name="P187" style:family="paragraph" style:parent-style-name="Heading_20_2">
      <style:text-properties officeooo:rsid="00463fcf" officeooo:paragraph-rsid="00463fcf"/>
    </style:style>
    <style:style style:name="P188" style:family="paragraph" style:parent-style-name="Heading_20_2">
      <style:text-properties officeooo:rsid="00497223" officeooo:paragraph-rsid="00497223"/>
    </style:style>
    <style:style style:name="P189" style:family="paragraph" style:parent-style-name="Heading_20_2">
      <style:text-properties officeooo:rsid="0050242e" officeooo:paragraph-rsid="0050242e"/>
    </style:style>
    <style:style style:name="P190" style:family="paragraph" style:parent-style-name="Heading_20_2">
      <style:text-properties officeooo:rsid="0051ef04" officeooo:paragraph-rsid="0051ef04"/>
    </style:style>
    <style:style style:name="P191" style:family="paragraph" style:parent-style-name="Heading_20_2">
      <style:text-properties officeooo:rsid="0052a947" officeooo:paragraph-rsid="0052a947"/>
    </style:style>
    <style:style style:name="P192" style:family="paragraph" style:parent-style-name="Heading_20_2">
      <style:text-properties officeooo:rsid="00540573" officeooo:paragraph-rsid="00540573"/>
    </style:style>
    <style:style style:name="P193" style:family="paragraph" style:parent-style-name="Heading_20_2">
      <style:text-properties officeooo:rsid="0057d34e" officeooo:paragraph-rsid="0057d34e"/>
    </style:style>
    <style:style style:name="P194" style:family="paragraph" style:parent-style-name="Heading_20_2">
      <style:text-properties officeooo:rsid="005d517f" officeooo:paragraph-rsid="005d517f"/>
    </style:style>
    <style:style style:name="P195" style:family="paragraph" style:parent-style-name="Heading_20_2">
      <style:text-properties officeooo:rsid="00633bed" officeooo:paragraph-rsid="00633bed"/>
    </style:style>
    <style:style style:name="P196" style:family="paragraph" style:parent-style-name="Heading_20_2">
      <style:text-properties officeooo:rsid="00647767" officeooo:paragraph-rsid="00647767"/>
    </style:style>
    <style:style style:name="P197" style:family="paragraph" style:parent-style-name="Heading_20_2">
      <style:text-properties officeooo:rsid="00648eef" officeooo:paragraph-rsid="00648eef"/>
    </style:style>
    <style:style style:name="P198" style:family="paragraph" style:parent-style-name="Heading_20_2">
      <style:text-properties officeooo:rsid="0069be10" officeooo:paragraph-rsid="0069be10"/>
    </style:style>
    <style:style style:name="P199" style:family="paragraph" style:parent-style-name="Heading_20_2">
      <style:text-properties officeooo:rsid="006b7268" officeooo:paragraph-rsid="006b7268"/>
    </style:style>
    <style:style style:name="P200" style:family="paragraph" style:parent-style-name="Heading_20_2">
      <style:text-properties officeooo:rsid="006d4b48" officeooo:paragraph-rsid="006d4b48"/>
    </style:style>
    <style:style style:name="P201" style:family="paragraph" style:parent-style-name="Heading_20_2">
      <style:text-properties officeooo:rsid="006fbb48"/>
    </style:style>
    <style:style style:name="P202" style:family="paragraph" style:parent-style-name="Heading_20_2">
      <style:text-properties officeooo:rsid="006fbb48" officeooo:paragraph-rsid="006fbb48"/>
    </style:style>
    <style:style style:name="P203" style:family="paragraph" style:parent-style-name="Heading_20_2">
      <style:text-properties officeooo:rsid="007376dd" officeooo:paragraph-rsid="007376dd"/>
    </style:style>
    <style:style style:name="P204" style:family="paragraph" style:parent-style-name="Heading_20_2">
      <style:text-properties officeooo:rsid="0074cd35" officeooo:paragraph-rsid="0074cd35"/>
    </style:style>
    <style:style style:name="P205" style:family="paragraph" style:parent-style-name="Heading_20_2">
      <style:text-properties officeooo:rsid="00764a7f" officeooo:paragraph-rsid="00764a7f"/>
    </style:style>
    <style:style style:name="P206" style:family="paragraph" style:parent-style-name="Heading_20_2">
      <style:text-properties officeooo:rsid="00787b2d" officeooo:paragraph-rsid="00787b2d"/>
    </style:style>
    <style:style style:name="P207" style:family="paragraph" style:parent-style-name="Heading_20_2">
      <style:text-properties officeooo:rsid="007f7207" officeooo:paragraph-rsid="007f7207"/>
    </style:style>
    <style:style style:name="P208" style:family="paragraph" style:parent-style-name="Heading_20_2">
      <style:text-properties officeooo:rsid="00809454" officeooo:paragraph-rsid="00809454"/>
    </style:style>
    <style:style style:name="P209" style:family="paragraph" style:parent-style-name="Heading_20_2">
      <style:text-properties officeooo:rsid="00816cee" officeooo:paragraph-rsid="00816cee"/>
    </style:style>
    <style:style style:name="P210" style:family="paragraph" style:parent-style-name="Heading_20_2">
      <style:text-properties officeooo:rsid="0083efb0" officeooo:paragraph-rsid="0083efb0"/>
    </style:style>
    <style:style style:name="P211" style:family="paragraph" style:parent-style-name="Heading_20_2">
      <style:text-properties officeooo:rsid="0087847c" officeooo:paragraph-rsid="0087847c"/>
    </style:style>
    <style:style style:name="P212" style:family="paragraph" style:parent-style-name="Heading_20_2">
      <style:text-properties officeooo:rsid="008f6c0b" officeooo:paragraph-rsid="008f6c0b"/>
    </style:style>
    <style:style style:name="P213" style:family="paragraph" style:parent-style-name="Heading_20_2">
      <style:text-properties officeooo:rsid="0090cf4a" officeooo:paragraph-rsid="0090cf4a"/>
    </style:style>
    <style:style style:name="P214" style:family="paragraph" style:parent-style-name="Heading_20_2">
      <style:text-properties officeooo:rsid="0091ae00" officeooo:paragraph-rsid="0091ae00"/>
    </style:style>
    <style:style style:name="P215" style:family="paragraph" style:parent-style-name="Heading_20_2">
      <style:text-properties officeooo:rsid="0094af53" officeooo:paragraph-rsid="0094af53"/>
    </style:style>
    <style:style style:name="P216" style:family="paragraph" style:parent-style-name="Heading_20_2">
      <style:text-properties officeooo:rsid="00961f45" officeooo:paragraph-rsid="00961f45"/>
    </style:style>
    <style:style style:name="P217" style:family="paragraph" style:parent-style-name="Heading_20_2">
      <style:text-properties officeooo:rsid="009943a9" officeooo:paragraph-rsid="009943a9"/>
    </style:style>
    <style:style style:name="P218" style:family="paragraph" style:parent-style-name="Heading_20_2">
      <style:text-properties officeooo:rsid="009a0d84" officeooo:paragraph-rsid="009a0d84"/>
    </style:style>
    <style:style style:name="P219" style:family="paragraph" style:parent-style-name="Heading_20_2">
      <style:text-properties officeooo:rsid="00a175dc" officeooo:paragraph-rsid="00a175dc"/>
    </style:style>
    <style:style style:name="P220" style:family="paragraph" style:parent-style-name="Heading_20_2">
      <style:text-properties officeooo:rsid="00a1f731" officeooo:paragraph-rsid="00a1f731"/>
    </style:style>
    <style:style style:name="P221" style:family="paragraph" style:parent-style-name="Heading_20_2">
      <style:text-properties officeooo:rsid="00a6ac12" officeooo:paragraph-rsid="00a6ac12"/>
    </style:style>
    <style:style style:name="P222" style:family="paragraph" style:parent-style-name="Heading_20_2">
      <style:text-properties officeooo:rsid="00ac5164" officeooo:paragraph-rsid="00ac5164"/>
    </style:style>
    <style:style style:name="P223" style:family="paragraph" style:parent-style-name="Heading_20_2">
      <style:text-properties officeooo:rsid="00ad269b" officeooo:paragraph-rsid="00ad269b"/>
    </style:style>
    <style:style style:name="P224" style:family="paragraph" style:parent-style-name="Heading_20_2">
      <style:text-properties officeooo:rsid="00b0cc84" officeooo:paragraph-rsid="00b0cc84"/>
    </style:style>
    <style:style style:name="P225" style:family="paragraph" style:parent-style-name="Heading_20_2">
      <style:text-properties officeooo:rsid="00b3803a" officeooo:paragraph-rsid="00b3803a"/>
    </style:style>
    <style:style style:name="P226" style:family="paragraph" style:parent-style-name="Heading_20_2">
      <style:text-properties officeooo:rsid="00b6b2e7" officeooo:paragraph-rsid="00b6b2e7"/>
    </style:style>
    <style:style style:name="P227" style:family="paragraph" style:parent-style-name="Heading_20_2">
      <style:text-properties officeooo:rsid="00b73246" officeooo:paragraph-rsid="00b73246"/>
    </style:style>
    <style:style style:name="P228" style:family="paragraph" style:parent-style-name="Heading_20_2">
      <style:text-properties officeooo:rsid="00ba71e3" officeooo:paragraph-rsid="00ba71e3"/>
    </style:style>
    <style:style style:name="P229" style:family="paragraph" style:parent-style-name="Heading_20_2">
      <style:text-properties officeooo:rsid="00bb0952" officeooo:paragraph-rsid="00bb0952"/>
    </style:style>
    <style:style style:name="P230" style:family="paragraph" style:parent-style-name="Heading_20_2">
      <style:text-properties officeooo:rsid="00c00755" officeooo:paragraph-rsid="00c00755"/>
    </style:style>
    <style:style style:name="P231" style:family="paragraph" style:parent-style-name="Heading_20_2">
      <style:text-properties officeooo:rsid="00c4e14b" officeooo:paragraph-rsid="00c4e14b"/>
    </style:style>
    <style:style style:name="P232" style:family="paragraph" style:parent-style-name="Heading_20_2">
      <style:text-properties officeooo:rsid="00cc03e4" officeooo:paragraph-rsid="00cc03e4"/>
    </style:style>
    <style:style style:name="P233" style:family="paragraph" style:parent-style-name="Heading_20_2">
      <style:text-properties officeooo:rsid="00cdbf4f" officeooo:paragraph-rsid="00cdbf4f"/>
    </style:style>
    <style:style style:name="P234" style:family="paragraph" style:parent-style-name="Heading_20_2">
      <style:text-properties officeooo:rsid="00d0dc41" officeooo:paragraph-rsid="00d0dc41"/>
    </style:style>
    <style:style style:name="P235" style:family="paragraph" style:parent-style-name="Heading_20_2">
      <style:text-properties officeooo:rsid="00d2cf67" officeooo:paragraph-rsid="00d2cf67"/>
    </style:style>
    <style:style style:name="P236" style:family="paragraph" style:parent-style-name="Heading_20_2">
      <style:text-properties officeooo:rsid="00daca4c" officeooo:paragraph-rsid="00daca4c"/>
    </style:style>
    <style:style style:name="P237" style:family="paragraph" style:parent-style-name="Heading_20_2">
      <style:text-properties officeooo:rsid="00de643a" officeooo:paragraph-rsid="00de643a"/>
    </style:style>
    <style:style style:name="P238" style:family="paragraph" style:parent-style-name="Heading_20_2">
      <style:text-properties officeooo:rsid="00dca446" officeooo:paragraph-rsid="00dca446"/>
    </style:style>
    <style:style style:name="P239" style:family="paragraph" style:parent-style-name="Heading_20_2">
      <style:text-properties officeooo:rsid="00e1f96c" officeooo:paragraph-rsid="00e1f96c"/>
    </style:style>
    <style:style style:name="P240" style:family="paragraph" style:parent-style-name="Heading_20_2">
      <style:text-properties officeooo:rsid="00e33796" officeooo:paragraph-rsid="00e33796"/>
    </style:style>
    <style:style style:name="P241" style:family="paragraph" style:parent-style-name="Heading_20_2">
      <style:text-properties officeooo:rsid="00e3588d" officeooo:paragraph-rsid="00e3588d"/>
    </style:style>
    <style:style style:name="P242" style:family="paragraph" style:parent-style-name="Heading_20_2">
      <style:text-properties officeooo:rsid="00e442bd" officeooo:paragraph-rsid="00e442bd"/>
    </style:style>
    <style:style style:name="P243" style:family="paragraph" style:parent-style-name="Heading_20_2">
      <style:text-properties officeooo:paragraph-rsid="00e56b57"/>
    </style:style>
    <style:style style:name="P244" style:family="paragraph" style:parent-style-name="Heading_20_2">
      <style:text-properties officeooo:rsid="00eb641e" officeooo:paragraph-rsid="00eb641e"/>
    </style:style>
    <style:style style:name="P245" style:family="paragraph" style:parent-style-name="Heading_20_2">
      <style:text-properties officeooo:rsid="00ef305d" officeooo:paragraph-rsid="00ef305d"/>
    </style:style>
    <style:style style:name="P246" style:family="paragraph" style:parent-style-name="Heading_20_2">
      <style:text-properties officeooo:rsid="00f22801" officeooo:paragraph-rsid="00f22801"/>
    </style:style>
    <style:style style:name="P247" style:family="paragraph" style:parent-style-name="Heading_20_2">
      <style:text-properties officeooo:rsid="00fa2abc" officeooo:paragraph-rsid="00fa2abc"/>
    </style:style>
    <style:style style:name="P248" style:family="paragraph" style:parent-style-name="Heading_20_2">
      <style:text-properties officeooo:rsid="00fa60fa" officeooo:paragraph-rsid="00fa60fa"/>
    </style:style>
    <style:style style:name="P249" style:family="paragraph" style:parent-style-name="Heading_20_2">
      <style:text-properties officeooo:rsid="00fd8a92" officeooo:paragraph-rsid="00fd8a92"/>
    </style:style>
    <style:style style:name="P250" style:family="paragraph" style:parent-style-name="Heading_20_2">
      <style:text-properties officeooo:rsid="01106b0e" officeooo:paragraph-rsid="01106b0e"/>
    </style:style>
    <style:style style:name="P251" style:family="paragraph" style:parent-style-name="Heading_20_2">
      <style:text-properties officeooo:rsid="0116fbae" officeooo:paragraph-rsid="0116fbae"/>
    </style:style>
    <style:style style:name="P252" style:family="paragraph" style:parent-style-name="Heading_20_2">
      <style:text-properties officeooo:rsid="00ca6be3" officeooo:paragraph-rsid="00ca6be3"/>
    </style:style>
    <style:style style:name="P253" style:family="paragraph" style:parent-style-name="Heading_20_2">
      <style:text-properties officeooo:rsid="01046435" officeooo:paragraph-rsid="01046435"/>
    </style:style>
    <style:style style:name="P254" style:family="paragraph" style:parent-style-name="Heading_20_2">
      <style:text-properties officeooo:rsid="011d1a0d" officeooo:paragraph-rsid="011d1a0d"/>
    </style:style>
    <style:style style:name="P255" style:family="paragraph" style:parent-style-name="Heading_20_2">
      <style:text-properties officeooo:rsid="00eb27ed" officeooo:paragraph-rsid="00eb27ed"/>
    </style:style>
    <style:style style:name="P256" style:family="paragraph" style:parent-style-name="Heading_20_2">
      <style:text-properties officeooo:rsid="00dee0fe" officeooo:paragraph-rsid="00dee0fe"/>
    </style:style>
    <style:style style:name="P257" style:family="paragraph" style:parent-style-name="Heading_20_2">
      <style:text-properties officeooo:rsid="00cdc39a" officeooo:paragraph-rsid="00cdc39a"/>
    </style:style>
    <style:style style:name="P258" style:family="paragraph" style:parent-style-name="Text_20_body" style:list-style-name="L1">
      <style:text-properties style:font-name="Arial" officeooo:rsid="00255a43" officeooo:paragraph-rsid="00255a43"/>
    </style:style>
    <style:style style:name="P259" style:family="paragraph" style:parent-style-name="Text_20_body" style:list-style-name="L1">
      <style:text-properties style:font-name="Arial" officeooo:rsid="0025dabd" officeooo:paragraph-rsid="0025dabd"/>
    </style:style>
    <style:style style:name="P260" style:family="paragraph" style:parent-style-name="Text_20_body" style:list-style-name="L1">
      <style:text-properties style:font-name="Arial" officeooo:rsid="00274efc" officeooo:paragraph-rsid="00274efc"/>
    </style:style>
    <style:style style:name="P261" style:family="paragraph" style:parent-style-name="Text_20_body" style:list-style-name="L2">
      <style:text-properties style:font-name="Arial" officeooo:rsid="00307c1c" officeooo:paragraph-rsid="00307c1c"/>
    </style:style>
    <style:style style:name="P262" style:family="paragraph" style:parent-style-name="Text_20_body" style:list-style-name="L2">
      <style:text-properties style:font-name="Arial" style:text-underline-style="none" officeooo:rsid="0031dab7" officeooo:paragraph-rsid="0031dab7"/>
    </style:style>
    <style:style style:name="P263" style:family="paragraph" style:parent-style-name="Text_20_body" style:list-style-name="L3">
      <style:text-properties style:font-name="Arial" officeooo:rsid="0033bf59" officeooo:paragraph-rsid="0033bf59"/>
    </style:style>
    <style:style style:name="P264" style:family="paragraph" style:parent-style-name="Text_20_body" style:list-style-name="L3">
      <style:text-properties style:font-name="Arial" officeooo:rsid="00352d54" officeooo:paragraph-rsid="00352d54"/>
    </style:style>
    <style:style style:name="P265" style:family="paragraph" style:parent-style-name="Text_20_body" style:list-style-name="L4">
      <style:text-properties style:font-name="Arial" officeooo:rsid="00379e33" officeooo:paragraph-rsid="00379e33"/>
    </style:style>
    <style:style style:name="P266" style:family="paragraph" style:parent-style-name="Text_20_body" style:list-style-name="L5">
      <style:text-properties style:font-name="Arial" officeooo:rsid="003ac80d" officeooo:paragraph-rsid="003ac80d"/>
    </style:style>
    <style:style style:name="P267" style:family="paragraph" style:parent-style-name="Text_20_body" style:list-style-name="L6">
      <style:text-properties style:font-name="Arial" officeooo:rsid="003ac80d" officeooo:paragraph-rsid="003ac80d"/>
    </style:style>
    <style:style style:name="P268" style:family="paragraph" style:parent-style-name="Text_20_body" style:list-style-name="L7">
      <style:text-properties officeooo:rsid="003c25b4" officeooo:paragraph-rsid="003c25b4"/>
    </style:style>
    <style:style style:name="P269" style:family="paragraph" style:parent-style-name="Text_20_body" style:list-style-name="L8">
      <style:text-properties officeooo:rsid="003ef6b4" officeooo:paragraph-rsid="003ef6b4"/>
    </style:style>
    <style:style style:name="P270" style:family="paragraph" style:parent-style-name="Text_20_body" style:list-style-name="L9">
      <style:text-properties officeooo:rsid="00472560" officeooo:paragraph-rsid="00472560"/>
    </style:style>
    <style:style style:name="P271" style:family="paragraph" style:parent-style-name="Text_20_body" style:list-style-name="L9">
      <style:text-properties officeooo:rsid="00482f53" officeooo:paragraph-rsid="00482f53"/>
    </style:style>
    <style:style style:name="P272" style:family="paragraph" style:parent-style-name="Text_20_body" style:list-style-name="L10">
      <style:text-properties fo:font-weight="bold" officeooo:rsid="004b1ee3" officeooo:paragraph-rsid="004b1ee3" style:font-weight-asian="bold" style:font-weight-complex="bold"/>
    </style:style>
    <style:style style:name="P273" style:family="paragraph" style:parent-style-name="Text_20_body" style:list-style-name="L13">
      <style:text-properties fo:font-weight="bold" officeooo:rsid="0060b40d" officeooo:paragraph-rsid="0060b40d" style:font-weight-asian="bold" style:font-weight-complex="bold"/>
    </style:style>
    <style:style style:name="P274" style:family="paragraph" style:parent-style-name="Text_20_body" style:list-style-name="L20">
      <style:text-properties fo:font-weight="bold" officeooo:rsid="01021472" officeooo:paragraph-rsid="01021472" style:font-weight-asian="bold" style:font-weight-complex="bold"/>
    </style:style>
    <style:style style:name="P275" style:family="paragraph" style:parent-style-name="Text_20_body" style:list-style-name="L20">
      <style:text-properties fo:font-weight="bold" officeooo:rsid="0102b0f1" officeooo:paragraph-rsid="0102b0f1" style:font-weight-asian="bold" style:font-weight-complex="bold"/>
    </style:style>
    <style:style style:name="P276" style:family="paragraph" style:parent-style-name="Text_20_body" style:list-style-name="L20">
      <style:text-properties fo:font-weight="bold" officeooo:rsid="01046435" officeooo:paragraph-rsid="01046435" style:font-weight-asian="bold" style:font-weight-complex="bold"/>
    </style:style>
    <style:style style:name="P277" style:family="paragraph" style:parent-style-name="Text_20_body" style:list-style-name="L23">
      <style:text-properties fo:font-weight="bold" officeooo:rsid="01046435" officeooo:paragraph-rsid="01046435" style:font-weight-asian="bold" style:font-weight-complex="bold"/>
    </style:style>
    <style:style style:name="P278" style:family="paragraph" style:parent-style-name="Text_20_body" style:list-style-name="L20">
      <style:text-properties fo:font-weight="bold" officeooo:rsid="0106962c" officeooo:paragraph-rsid="0106962c" style:font-weight-asian="bold" style:font-weight-complex="bold"/>
    </style:style>
    <style:style style:name="P279" style:family="paragraph" style:parent-style-name="Text_20_body" style:list-style-name="L21">
      <style:text-properties fo:font-weight="bold" officeooo:rsid="00c7326a" officeooo:paragraph-rsid="00c7326a" style:font-weight-asian="bold" style:font-weight-complex="bold"/>
    </style:style>
    <style:style style:name="P280" style:family="paragraph" style:parent-style-name="Text_20_body" style:list-style-name="L22">
      <style:text-properties fo:font-weight="bold" officeooo:rsid="00c7326a" officeooo:paragraph-rsid="00c7326a" style:font-weight-asian="bold" style:font-weight-complex="bold"/>
    </style:style>
    <style:style style:name="P281" style:family="paragraph" style:parent-style-name="Text_20_body" style:list-style-name="L22">
      <style:text-properties fo:font-weight="bold" officeooo:rsid="01128652" officeooo:paragraph-rsid="01128652" style:font-weight-asian="bold" style:font-weight-complex="bold"/>
    </style:style>
    <style:style style:name="P282" style:family="paragraph" style:parent-style-name="Text_20_body" style:list-style-name="L24">
      <style:text-properties fo:font-weight="bold" officeooo:rsid="011d1a0d" officeooo:paragraph-rsid="011d1a0d" style:font-weight-asian="bold" style:font-weight-complex="bold"/>
    </style:style>
    <style:style style:name="P283" style:family="paragraph" style:parent-style-name="Text_20_body" style:list-style-name="L24">
      <style:text-properties fo:font-weight="bold" officeooo:rsid="00f9866d" officeooo:paragraph-rsid="011eafdc" style:font-weight-asian="bold" style:font-weight-complex="bold"/>
    </style:style>
    <style:style style:name="P284" style:family="paragraph" style:parent-style-name="Text_20_body" style:list-style-name="L26">
      <style:text-properties fo:font-weight="bold" officeooo:rsid="01112563" officeooo:paragraph-rsid="01112563" style:font-weight-asian="bold" style:font-weight-complex="bold"/>
    </style:style>
    <style:style style:name="P285" style:family="paragraph" style:parent-style-name="Text_20_body" style:list-style-name="L27">
      <style:text-properties fo:font-weight="bold" officeooo:rsid="00cdc39a" officeooo:paragraph-rsid="00cdc39a" style:font-weight-asian="bold" style:font-weight-complex="bold"/>
    </style:style>
    <style:style style:name="P286" style:family="paragraph" style:parent-style-name="Text_20_body" style:list-style-name="L27">
      <style:text-properties fo:font-weight="bold" officeooo:rsid="011a509c" officeooo:paragraph-rsid="011a509c" style:font-weight-asian="bold" style:font-weight-complex="bold"/>
    </style:style>
    <style:style style:name="P287" style:family="paragraph" style:parent-style-name="Text_20_body" style:list-style-name="L27">
      <style:text-properties fo:font-weight="bold" officeooo:rsid="0119cec7" officeooo:paragraph-rsid="0119cec7" style:font-weight-asian="bold" style:font-weight-complex="bold"/>
    </style:style>
    <style:style style:name="P288" style:family="paragraph" style:parent-style-name="Text_20_body" style:list-style-name="L27">
      <style:text-properties fo:font-weight="bold" officeooo:rsid="00ff6653" officeooo:paragraph-rsid="00ff6653" style:font-weight-asian="bold" style:font-weight-complex="bold"/>
    </style:style>
    <style:style style:name="P289" style:family="paragraph" style:parent-style-name="Text_20_body" style:list-style-name="L27">
      <style:text-properties fo:font-weight="bold" officeooo:rsid="01008b5c" officeooo:paragraph-rsid="01008b5c" style:font-weight-asian="bold" style:font-weight-complex="bold"/>
    </style:style>
    <style:style style:name="P290" style:family="paragraph" style:parent-style-name="Text_20_body" style:list-style-name="L22">
      <style:text-properties fo:font-weight="bold" officeooo:rsid="0121a7f8" officeooo:paragraph-rsid="0121a7f8" style:font-weight-asian="bold" style:font-weight-complex="bold"/>
    </style:style>
    <style:style style:name="P291" style:family="paragraph" style:parent-style-name="Text_20_body" style:list-style-name="L11">
      <style:text-properties officeooo:rsid="00536b1d" officeooo:paragraph-rsid="00536b1d"/>
    </style:style>
    <style:style style:name="P292" style:family="paragraph" style:parent-style-name="Text_20_body" style:list-style-name="L12">
      <style:text-properties officeooo:rsid="005b8a8a" officeooo:paragraph-rsid="005b8a8a"/>
    </style:style>
    <style:style style:name="P293" style:family="paragraph" style:parent-style-name="Text_20_body" style:list-style-name="L13">
      <style:text-properties fo:font-weight="normal" officeooo:rsid="0060b40d" officeooo:paragraph-rsid="0060b40d" style:font-weight-asian="normal" style:font-weight-complex="normal"/>
    </style:style>
    <style:style style:name="P294" style:family="paragraph" style:parent-style-name="Text_20_body" style:list-style-name="L20">
      <style:text-properties fo:font-weight="normal" officeooo:rsid="01049910" officeooo:paragraph-rsid="01049910" style:font-weight-asian="normal" style:font-weight-complex="normal"/>
    </style:style>
    <style:style style:name="P295" style:family="paragraph" style:parent-style-name="Text_20_body" style:list-style-name="L20">
      <style:text-properties fo:font-weight="normal" officeooo:rsid="0106962c" officeooo:paragraph-rsid="0106962c" style:font-weight-asian="normal" style:font-weight-complex="normal"/>
    </style:style>
    <style:style style:name="P296" style:family="paragraph" style:parent-style-name="Text_20_body" style:list-style-name="L24">
      <style:text-properties fo:font-weight="normal" officeooo:rsid="01206966" officeooo:paragraph-rsid="01206966" style:font-weight-asian="normal" style:font-weight-complex="normal"/>
    </style:style>
    <style:style style:name="P297" style:family="paragraph" style:parent-style-name="Text_20_body" style:list-style-name="L27">
      <style:text-properties fo:font-weight="normal" officeooo:rsid="01008b5c" officeooo:paragraph-rsid="01008b5c" style:font-weight-asian="normal" style:font-weight-complex="normal"/>
    </style:style>
    <style:style style:name="P298" style:family="paragraph" style:parent-style-name="Text_20_body">
      <style:text-properties fo:font-weight="normal" officeooo:rsid="01008b5c" officeooo:paragraph-rsid="01008b5c" style:font-weight-asian="normal" style:font-weight-complex="normal"/>
    </style:style>
    <style:style style:name="P299" style:family="paragraph" style:parent-style-name="Text_20_body" style:list-style-name="L14">
      <style:text-properties officeooo:rsid="009c040f" officeooo:paragraph-rsid="009c040f"/>
    </style:style>
    <style:style style:name="P300" style:family="paragraph" style:parent-style-name="Text_20_body" style:list-style-name="L15">
      <style:text-properties officeooo:rsid="00a1f731" officeooo:paragraph-rsid="00a1f731"/>
    </style:style>
    <style:style style:name="P301" style:family="paragraph" style:parent-style-name="Text_20_body" style:list-style-name="L15">
      <style:text-properties officeooo:rsid="00a45080" officeooo:paragraph-rsid="00a45080"/>
    </style:style>
    <style:style style:name="P302" style:family="paragraph" style:parent-style-name="Text_20_body" style:list-style-name="L16">
      <style:text-properties officeooo:rsid="00b6b2e7" officeooo:paragraph-rsid="00b6b2e7"/>
    </style:style>
    <style:style style:name="P303" style:family="paragraph" style:parent-style-name="Text_20_body" style:list-style-name="L17">
      <style:text-properties officeooo:rsid="00b73246" officeooo:paragraph-rsid="00b73246"/>
    </style:style>
    <style:style style:name="P304" style:family="paragraph" style:parent-style-name="Text_20_body" style:list-style-name="L18">
      <style:text-properties officeooo:rsid="00de643a" officeooo:paragraph-rsid="00de643a"/>
    </style:style>
    <style:style style:name="P305" style:family="paragraph" style:parent-style-name="Text_20_body" style:list-style-name="L19">
      <style:text-properties officeooo:rsid="00dfffca" officeooo:paragraph-rsid="00dfffca"/>
    </style:style>
    <style:style style:name="P306" style:family="paragraph" style:parent-style-name="Text_20_body" style:list-style-name="L19">
      <style:text-properties officeooo:rsid="00fd8a92" officeooo:paragraph-rsid="00fd8a92"/>
    </style:style>
    <style:style style:name="P307" style:family="paragraph" style:parent-style-name="Text_20_body" style:list-style-name="L20">
      <style:text-properties officeooo:rsid="00ca6be3" officeooo:paragraph-rsid="00ca6be3"/>
    </style:style>
    <style:style style:name="P308" style:family="paragraph" style:parent-style-name="Text_20_body" style:list-style-name="L20">
      <style:text-properties officeooo:rsid="00e9b8bf" officeooo:paragraph-rsid="00e9b8bf"/>
    </style:style>
    <style:style style:name="P309" style:family="paragraph" style:parent-style-name="Text_20_body" style:list-style-name="L20">
      <style:text-properties officeooo:rsid="0108da21" officeooo:paragraph-rsid="0108da21"/>
    </style:style>
    <style:style style:name="P310" style:family="paragraph" style:parent-style-name="Text_20_body" style:list-style-name="L25">
      <style:text-properties officeooo:rsid="00eb27ed" officeooo:paragraph-rsid="00eb27ed"/>
    </style:style>
    <style:style style:name="P311" style:family="paragraph" style:parent-style-name="Text_20_body" style:list-style-name="L26">
      <style:text-properties officeooo:rsid="00dee0fe" officeooo:paragraph-rsid="00dee0fe"/>
    </style:style>
    <style:style style:name="P312" style:family="paragraph" style:parent-style-name="Text_20_body" style:list-style-name="L27">
      <style:text-properties officeooo:paragraph-rsid="01008b5c"/>
    </style:style>
    <style:style style:name="P313" style:family="paragraph" style:parent-style-name="Text_20_body" style:list-style-name="L27">
      <style:text-properties officeooo:rsid="00cdc39a" officeooo:paragraph-rsid="00cdc39a"/>
    </style:style>
    <style:style style:name="P314" style:family="paragraph" style:parent-style-name="Text_20_body" style:list-style-name="L27">
      <style:text-properties officeooo:rsid="00cf6330" officeooo:paragraph-rsid="00cf6330"/>
    </style:style>
    <style:style style:name="P315" style:family="paragraph" style:parent-style-name="Text_20_body" style:list-style-name="L27">
      <style:text-properties officeooo:rsid="00e3dfda" officeooo:paragraph-rsid="0100d30f"/>
    </style:style>
    <style:style style:name="P316" style:family="paragraph" style:parent-style-name="Text_20_body" style:list-style-name="L27">
      <style:text-properties officeooo:rsid="00f0291f" officeooo:paragraph-rsid="0100d30f"/>
    </style:style>
    <style:style style:name="P317" style:family="paragraph" style:parent-style-name="Text_20_body" style:list-style-name="L27">
      <style:text-properties officeooo:rsid="00e872d9" officeooo:paragraph-rsid="00e872d9"/>
    </style:style>
    <style:style style:name="P318" style:family="paragraph" style:parent-style-name="Text_20_body" style:list-style-name="L27">
      <style:text-properties officeooo:rsid="00e6748b" officeooo:paragraph-rsid="00e6748b"/>
    </style:style>
    <style:style style:name="P319" style:family="paragraph" style:parent-style-name="Text_20_body" style:list-style-name="L27">
      <style:text-properties officeooo:rsid="00f3a03b" officeooo:paragraph-rsid="00f3a03b"/>
    </style:style>
    <style:style style:name="P320" style:family="paragraph" style:parent-style-name="Text_20_body" style:list-style-name="L27">
      <style:text-properties officeooo:rsid="01101b10" officeooo:paragraph-rsid="01101b10"/>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9" text:outline-level="1">0<text:span text:style-name="T4">2</text:span>/<text:span text:style-name="T4">04</text:span>/2022</text:h>
      <text:h text:style-name="P176" text:outline-level="2">Designing a game engine</text:h>
      <text:list xml:id="list1533192245" text:style-name="L1">
        <text:list-item>
          <text:p text:style-name="P258">Entry point: what happens when we launch the engine? What is executed first?</text:p>
        </text:list-item>
        <text:list-item>
          <text:p text:style-name="P258">Application Layer: the part of the engine that handles events and everything’s needed to get the game loop working.</text:p>
        </text:list-item>
        <text:list-item>
          <text:p text:style-name="P258">Window Layer: used to handle windows, the targets of the engine’s output.</text:p>
          <text:list>
            <text:list-item>
              <text:p text:style-name="P259">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59">Renderer: the part used to render graphics at each frame, it’s the biggest and the most complicated system. </text:p>
        </text:list-item>
        <text:list-item>
          <text:p text:style-name="P259">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59">Debug support: visualize colliders, logging, debug graphics, analyze performances (profiling)...any kind of tool used to debug an application made with the engine.</text:p>
        </text:list-item>
        <text:list-item>
          <text:p text:style-name="P259">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60">Memory systems: handle memory allocation, avoid leaks.</text:p>
        </text:list-item>
        <text:list-item>
          <text:p text:style-name="P260">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60">Physics</text:p>
        </text:list-item>
        <text:list-item>
          <text:p text:style-name="P260">File I/O, VFS (Virtual File System)</text:p>
        </text:list-item>
        <text:list-item>
          <text:p text:style-name="P260">Build system: assets aren’t optimized for use for our engine. It’s necessary to establish a custom data format and convert data to it, so that handling asset data is more efficient.</text:p>
        </text:list-item>
      </text:list>
      <text:h text:style-name="P120" text:outline-level="1">02/05/2022</text:h>
      <text:h text:style-name="P177"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77"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21" text:outline-level="1"><text:soft-page-break/>02/05/222</text:h>
      <text:h text:style-name="P178"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861611206" text:style-name="L2">
        <text:list-item>
          <text:p text:style-name="P261">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62">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79" text:outline-level="2">What I learnt</text:h>
      <text:list xml:id="list3862523576" text:style-name="L3">
        <text:list-item>
          <text:p text:style-name="P263">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64">Entry points can be put in libraries! This makes me understand how SDL and glew worked in theory.</text:p>
        </text:list-item>
      </text:list>
      <text:h text:style-name="P122" text:outline-level="1">02/05/2022</text:h>
      <text:h text:style-name="P180"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576641592" text:style-name="L4">
        <text:list-item>
          <text:p text:style-name="P265">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3" text:outline-level="1">02/06/2022</text:h>
      <text:h text:style-name="P181"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563870741" text:style-name="L5">
        <text:list-item>
          <text:p text:style-name="P266">Downloaded a premake executable</text:p>
        </text:list-item>
        <text:list-item>
          <text:p text:style-name="P266">Written a premake file</text:p>
        </text:list-item>
        <text:list-item>
          <text:p text:style-name="P266">Made a script to automatically call the premake build command</text:p>
        </text:list-item>
      </text:list>
      <text:h text:style-name="P182" text:outline-level="2">What I learnt</text:h>
      <text:list xml:id="list1147612701" text:style-name="L6">
        <text:list-item>
          <text:p text:style-name="P267">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67">Automate as much as possible! Even typing a command to call premake is wasted time that adds up and could’ve been spent differently (hence the bat script to automatically call the command).</text:p>
        </text:list-item>
      </text:list>
      <text:h text:style-name="P124" text:outline-level="1">02/06/2022</text:h>
      <text:h text:style-name="P182"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83" text:outline-level="2"><text:soft-page-break/>Expansions:</text:h>
      <text:list xml:id="list574552728" text:style-name="L7">
        <text:list-item>
          <text:p text:style-name="P268">Buffered event system: every once in a while, dispatch all the queued events so that the engine isn’t blocked every time an event occurs.</text:p>
        </text:list-item>
      </text:list>
      <text:h text:style-name="P125" text:outline-level="1">06/02/2022</text:h>
      <text:h text:style-name="P184"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805281685" text:style-name="L8">
        <text:list-item>
          <text:p text:style-name="P269">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69">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85" text:outline-level="2">Improvement</text:h>
      <text:p text:style-name="P67">Declare the EventDispatcher and set up the callbacks only once, then just call dispatch after that, don’t bind functions every time an event is dispatched to the layer.</text:p>
      <text:h text:style-name="P126" text:outline-level="1">02/07/2022</text:h>
      <text:h text:style-name="P186"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27" text:outline-level="1">02/07/2022</text:h>
      <text:h text:style-name="P12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8" text:outline-level="1"><text:soft-page-break/>02/09/2022</text:h>
      <text:h text:style-name="P187"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87"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938078325" text:style-name="L9">
        <text:list-item>
          <text:p text:style-name="P270">Create a WindowsWindow</text:p>
        </text:list-item>
        <text:list-item>
          <text:p text:style-name="P270">Specify an EventCallback, by binding a function: for the binding process I used a macro, since the syntax is pretty long</text:p>
        </text:list-item>
        <text:list-item>
          <text:p text:style-name="P270">Then, for each type of event, a lambda function is specified:</text:p>
          <text:list>
            <text:list-item>
              <text:p text:style-name="P270">The WindowData object is retrieved: it contains data about the window and it is set when initializing it.</text:p>
            </text:list-item>
            <text:list-item>
              <text:p text:style-name="P270">Depending on the type of event, the data is modified (for example when the window is resized, width and height are changed)</text:p>
            </text:list-item>
            <text:list-item>
              <text:p text:style-name="P270">Then, since the data also contains the event callback previously set, it is possible to create an event (KeyEvent, MouseEvent) depending on what triggered the lambda, and pass it to the callback function</text:p>
            </text:list-item>
          </text:list>
        </text:list-item>
        <text:list-item>
          <text:p text:style-name="P270">Finally, the callback function can handle the events <text:span text:style-name="T19">however it wants. In this case, an EventDispatcher object is created and the event is passed to it, binding it a callback.</text:span></text:p>
          <text:list>
            <text:list-item>
              <text:p text:style-name="P271">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9" text:outline-level="1">02/10/2022</text:h>
      <text:h text:style-name="P188"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728623864" text:style-name="L10">
        <text:list-item>
          <text:p text:style-name="P272">Layer: <text:span text:style-name="T20">represents a Layer and has a few methods used as callbacks for events such as layer added, removed or updated. In addition, there’s an OnEvent function used to handle events</text:span></text:p>
        </text:list-item>
        <text:list-item>
          <text:p text:style-name="P272">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30" text:outline-level="1">02/11/2022</text:h>
      <text:h text:style-name="P189"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90"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31" text:outline-level="1">02/12/2022</text:h>
      <text:h text:style-name="P191"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168497010" text:style-name="L11">
        <text:list-item>
          <text:p text:style-name="P291">The size of the display is set. Said size is obtained from the Application, that I turned into a singleton for it to be accessible from everywhere. </text:p>
        </text:list-item>
        <text:list-item>
          <text:p text:style-name="P291">Delta time is roughly computed and assigned to the ImGuiIO object used in the context</text:p>
        </text:list-item>
        <text:list-item>
          <text:p text:style-name="P291">A new ImGui frame is created</text:p>
        </text:list-item>
        <text:list-item>
          <text:p text:style-name="P291">The demo window is shown, <text:span text:style-name="T27">but it’s not possible to interact with it yet, since the input events haven’t been binded</text:span></text:p>
        </text:list-item>
      </text:list>
      <text:h text:style-name="P132" text:outline-level="1">02/13/2022</text:h>
      <text:h text:style-name="P192"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33" text:outline-level="1">02/16/2022</text:h>
      <text:h text:style-name="P193"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34"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60066645" text:style-name="L12">
        <text:list-item>
          <text:p text:style-name="P292">We use a different set of macros depending on the operating system: we could just add an #ifdef WINDOWS_PLATFORM before the current codes and then do an #else ifdef UNIX_PLATFORM and redefine the macros</text:p>
        </text:list-item>
        <text:list-item>
          <text:p text:style-name="P292">We use a translation table. With the previous approach, serializing that data becomes a bit hard, while a translation table adds dynamicity and doesn’t introduce much overhead.</text:p>
        </text:list-item>
      </text:list>
      <text:h text:style-name="P135" text:outline-level="1">02/17/2022</text:h>
      <text:h text:style-name="P194"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2644400280" text:style-name="L13">
        <text:list-item>
          <text:p text:style-name="P273">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73">Renderer:<text:span text:style-name="T20"> the Renderer uses the Rendering API and it’s built at a higher abstraction layer. In that way, even though the API may change, the Renderer doesn’t need to and it’s platform-agnostic. </text:span></text:p>
          <text:list>
            <text:list-item>
              <text:p text:style-name="P293">2D / 3D renderers, forward / deferred renderers</text:p>
            </text:list-item>
            <text:list-item>
              <text:p text:style-name="P293">Scene graph</text:p>
            </text:list-item>
            <text:list-item>
              <text:p text:style-name="P293">Sorting, culling, cameras, LOD</text:p>
            </text:list-item>
            <text:list-item>
              <text:p text:style-name="P273"><text:soft-page-break/><text:span text:style-name="T20">Materials, animation, VFX, </text:span><text:span text:style-name="T21">PostFX</text:span></text:p>
            </text:list-item>
          </text:list>
        </text:list-item>
      </text:list>
      <text:h text:style-name="P136" text:outline-level="1">02/18/2022</text:h>
      <text:h text:style-name="P195"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96"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37" text:outline-level="1">02/19/2022</text:h>
      <text:h text:style-name="P197"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8" text:outline-level="1"><text:soft-page-break/>02/20/2022</text:h>
      <text:h text:style-name="P198"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9" text:outline-level="1">02/21/2022</text:h>
      <text:h text:style-name="P199"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00"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40" text:outline-level="1">23/02/2022</text:h>
      <text:h text:style-name="P201"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02"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41" text:outline-level="1">02/25/2022</text:h>
      <text:h text:style-name="P203"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04"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05"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42" text:outline-level="1">02/27/2022</text:h>
      <text:h text:style-name="P206"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43" text:outline-level="1"><text:span text:style-name="T44">02/28/</text:span>2022</text:h>
      <text:h text:style-name="P207"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08" text:outline-level="2">ImGui</text:h>
      <text:p text:style-name="P56">...<text:span text:style-name="T34">added ImGui, setup a small slider used to move textures around using dear ImGui makes me want to make lots of stuff with it, it looks so comfortable to use to make GUIs.</text:span></text:p>
      <text:h text:style-name="P144" text:outline-level="1">03/04/2022</text:h>
      <text:h text:style-name="P209"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45" text:outline-level="1"><text:soft-page-break/><text:span text:style-name="T44">03/09</text:span>/2022</text:h>
      <text:h text:style-name="P210"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46" text:outline-level="1"><text:span text:style-name="T44">03/11/</text:span>2022</text:h>
      <text:h text:style-name="P211"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47" text:outline-level="1"><text:span text:style-name="T44">03/13</text:span>/2022</text:h>
      <text:h text:style-name="P212"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13" text:outline-level="2">Moving to Sandbox</text:h>
      <text:p text:style-name="P62">Moved everything but the things that are inherent to the engine to Sandbox. This includes buffers and arrays, shaders, the camera.</text:p>
      <text:h text:style-name="P148" text:outline-level="1"><text:span text:style-name="T45">03/14</text:span>/2022</text:h>
      <text:h text:style-name="P214"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15"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14" text:outline-level="2">Improvements</text:h>
      <text:p text:style-name="P65">Time retrieval should be platform-independent (have a few helpers in Platform).</text:p>
      <text:h text:style-name="P149"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16"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50" text:outline-level="1"><text:soft-page-break/><text:span text:style-name="T45">03/18</text:span>/2022</text:h>
      <text:h text:style-name="P217"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18" text:outline-level="2">Improvements</text:h>
      <text:list xml:id="list2025863838" text:style-name="L14">
        <text:list-item>
          <text:p text:style-name="P299"><text:span text:style-name="T39">Configurable </text:span>Mig / mag <text:span text:style-name="T39">filters</text:span></text:p>
        </text:list-item>
      </text:list>
      <text:h text:style-name="P151" text:outline-level="1"><text:span text:style-name="T45">03/19</text:span>/2022</text:h>
      <text:h text:style-name="P219"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20" text:outline-level="2">Improvement<text:span text:style-name="T43">s</text:span></text:h>
      <text:list xml:id="list557454576" text:style-name="L15">
        <text:list-item>
          <text:p text:style-name="P300">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01">Make ReadFile a bit more generic? An engine-dedicated file manager would be <text:soft-page-break/>pretty nice to have</text:p>
        </text:list-item>
      </text:list>
      <text:h text:style-name="P152" text:outline-level="1"><text:span text:style-name="T45">03/20</text:span>/2022</text:h>
      <text:h text:style-name="P221"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53" text:outline-level="1"><text:span text:style-name="T45">03/21</text:span>/2022</text:h>
      <text:h text:style-name="P222" text:outline-level="2">Sandbox2D</text:h>
      <text:p text:style-name="P78">Moved all the relevant stuff from ExampleLayer to a layer called Sandbox2D, which only contains a square of which we can edit the colour via ImGui. Also moved some files from Debut to Debut/Core.</text:p>
      <text:h text:style-name="P154" text:outline-level="1">03/22/2022</text:h>
      <text:h text:style-name="P223"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54" text:outline-level="1">03/23/2022</text:h>
      <text:h text:style-name="P224"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55" text:outline-level="1">03/24/2022</text:h>
      <text:h text:style-name="P225"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56" text:outline-level="1">03/25/2022</text:h>
      <text:h text:style-name="P226"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26" text:outline-level="2">Improvements</text:h>
      <text:list xml:id="list326935982" text:style-name="L16">
        <text:list-item>
          <text:p text:style-name="P302">Get rid of the Chrome dependency and build my own profiler, or find a profiler made with ImGui and integrate it into Debut.</text:p>
        </text:list-item>
      </text:list>
      <text:h text:style-name="P157" text:outline-level="1">03/26/2022</text:h>
      <text:h text:style-name="P227"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2627275033" text:style-name="L17">
        <text:list-item>
          <text:p text:style-name="P303">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03">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58" text:outline-level="1">03/27/2022</text:h>
      <text:h text:style-name="P228"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9" text:outline-level="1">03/28/2022</text:h>
      <text:h text:style-name="P229"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9" text:outline-level="1"><text:soft-page-break/>03/29/2022</text:h>
      <text:h text:style-name="P230"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60" text:outline-level="1">04/02/2022</text:h>
      <text:h text:style-name="P231" text:outline-level="2">Sprite atlases</text:h>
      <text:p text:style-name="P90">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61" text:outline-level="1">04/03/2022</text:h>
      <text:h text:style-name="P232"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33"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62" text:outline-level="1">04/05/2022</text:h>
      <text:h text:style-name="P234" text:outline-level="2">Birthday!</text:h>
      <text:h text:style-name="P162" text:outline-level="1">04/07/2022</text:h>
      <text:h text:style-name="P234"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62" text:outline-level="1">04/08/2022</text:h>
      <text:h text:style-name="P235"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3" text:outline-level="1">04/09/2022</text:h>
      <text:h text:style-name="P236" text:outline-level="2">Integrating EnTT</text:h>
      <text:p text:style-name="P98">Added EnTT to the project, defined a few test components in Components.h, created the Scene class to handle entities. Managed to render a green square only using EnTT.</text:p>
      <text:h text:style-name="P163" text:outline-level="1">04/12/2022</text:h>
      <text:h text:style-name="P237"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38" text:outline-level="2">What I learnt</text:h>
      <text:list xml:id="list29401995" text:style-name="L18">
        <text:list-item>
          <text:p text:style-name="P304">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64" text:outline-level="1">04/12/2022</text:h>
      <text:h text:style-name="P239"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65" text:outline-level="1">04/16/2022</text:h>
      <text:h text:style-name="P240"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66" text:outline-level="1">04/19/2022</text:h>
      <text:h text:style-name="P241"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42"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67" text:outline-level="1">04/20/2022</text:h>
      <text:h text:style-name="P243" text:outline-level="2"><text:span text:style-name="T57">Properties</text:span><text:span text:style-name="T56">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68" text:outline-level="1">04/26/2022</text:h>
      <text:h text:style-name="P244"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9" text:outline-level="1">04/28/2022</text:h>
      <text:h text:style-name="P245"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70" text:outline-level="1">04/29/2022</text:h>
      <text:h text:style-name="P246" text:outline-level="2">Editor camera</text:h>
      <text:p text:style-name="P109">When we open an empty scene, we can’t see anything unless we add a camera in it. This isn’t ideal, the user should be able to see what they’re ediing regardless of having a camera in the scene or not: that’s why the editor needs to have an EditorCamera.</text:p>
      <text:p text:style-name="P109">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0">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0">I’d also like to <text:span text:style-name="T59">implement some kind of intuitive navigation (eg move with wasd while left clicking).</text:span></text:p>
      <text:h text:style-name="P171" text:outline-level="1">05/01/2022</text:h>
      <text:h text:style-name="P247" text:outline-level="2">Multiple FrameBuffer targets</text:h>
      <text:p text:style-name="P111">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1">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1">We refactored the frame buffer and rendered the previous scene with the new code: now in the shader it’s also possible to specify the target to write data to.</text:p>
      <text:h text:style-name="P248" text:outline-level="2">Mouse hovering on entities</text:h>
      <text:p text:style-name="P113">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72" text:outline-level="1"><text:span text:style-name="T71">05/06</text:span>/2022</text:h>
      <text:h text:style-name="P249" text:outline-level="2">Mouse picking</text:h>
      <text:p text:style-name="P112">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2">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4">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73" text:outline-level="1">05/07/2022</text:h>
      <text:h text:style-name="P250" text:outline-level="2">Content browser</text:h>
      <text:p text:style-name="P116">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6">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6">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74" text:outline-level="1">05/08/2022</text:h>
      <text:h text:style-name="P251" text:outline-level="2">2D Physics</text:h>
      <text:p text:style-name="P117">Added a basic 2D physics system with Box2D. Box2D is pretty neat, I’d like to say that I was pretty impressed that, at the end of the day, physics just boils down to computing the position of an object in space (at least for rigidbody physics).</text:p>
      <text:p text:style-name="P117">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8">The problem, now, is that when we hit play, the scene isn’t reverted to the start state.</text:p>
      <text:p text:style-name="P114"/>
      <text:h text:style-name="P175" text:outline-level="1">TODO list</text:h>
      <text:p text:style-name="P115">Optional features are in <text:span text:style-name="T66">italics, </text:span><text:span text:style-name="T67">while features written in </text:span><text:span text:style-name="T68">bold</text:span><text:span text:style-name="T69"> have the priority at the </text:span><text:soft-page-break/><text:span text:style-name="T69">moment.</text:span></text:p>
      <text:h text:style-name="Heading_20_2" text:outline-level="2">“<text:span text:style-name="T54">Theory”</text:span></text:h>
      <text:list xml:id="list2569411373" text:style-name="L19">
        <text:list-item>
          <text:p text:style-name="P305">Give a proper look at EnTT to see what are the best ways to do things</text:p>
        </text:list-item>
        <text:list-item>
          <text:p text:style-name="P306">How to build games?</text:p>
        </text:list-item>
      </text:list>
      <text:h text:style-name="P252" text:outline-level="2"><text:span text:style-name="T65">General f</text:span><text:span text:style-name="T58">eatures</text:span></text:h>
      <text:list xml:id="list3506580624" text:style-name="L20">
        <text:list-item>
          <text:p text:style-name="P307">Multithreading (start from rendering maybe)</text:p>
        </text:list-item>
        <text:list-item>
          <text:p text:style-name="P307">More graphics API: start from DirectX, maybe Metal?, <text:span text:style-name="T33">Vulkan</text:span></text:p>
        </text:list-item>
        <text:list-item>
          <text:p text:style-name="P308">Offline ray tracing</text:p>
        </text:list-item>
        <text:list-item>
          <text:p text:style-name="P309">Projects</text:p>
          <text:list>
            <text:list-item>
              <text:p text:style-name="P309">A project is made of many scenes, one of which is the startup scene. </text:p>
            </text:list-item>
            <text:list-item>
              <text:p text:style-name="P309">A project is placed in a directory which contains all the assets it needs.</text:p>
            </text:list-item>
            <text:list-item>
              <text:p text:style-name="P309">Projects can be exported into games</text:p>
            </text:list-item>
            <text:list-item>
              <text:p text:style-name="P309">The content browser should browse stuff starting from the project folder <text:s/></text:p>
            </text:list-item>
          </text:list>
        </text:list-item>
        <text:list-item>
          <text:p text:style-name="P274">Audio engine, start just by playing music and effects</text:p>
        </text:list-item>
        <text:list-item>
          <text:p text:style-name="P275">C# scripting</text:p>
        </text:list-item>
        <text:list-item>
          <text:p text:style-name="P276">Material system</text:p>
        </text:list-item>
        <text:list-item>
          <text:p text:style-name="P276">Lighting</text:p>
        </text:list-item>
        <text:list-item>
          <text:p text:style-name="P294">Post processing</text:p>
        </text:list-item>
        <text:list-item>
          <text:p text:style-name="P278">Game export:</text:p>
          <text:list>
            <text:list-item>
              <text:p text:style-name="P295">The user uses Debutant to prepare the Scene and attach scripts. Ideally, the final result should be an exe file (the game) which links to Debut. The exe are the game scripts, that Debut calls from it update function.</text:p>
            </text:list-item>
            <text:list-item>
              <text:p text:style-name="P295">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295">That means that we can strip Debutant from the whole thing and have a config file so that Debut knows where to find resources. In addition, resources are packed and loaded by Debut.</text:p>
            </text:list-item>
            <text:list-item>
              <text:p text:style-name="P295">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52" text:outline-level="2"><text:soft-page-break/>2D</text:h>
      <text:list xml:id="list2042219338" text:style-name="L21">
        <text:list-item>
          <text:p text:style-name="P279">Sprite anim<text:span text:style-name="T49">a</text:span>tion</text:p>
        </text:list-item>
      </text:list>
      <text:list xml:id="list2902082817" text:style-name="L22">
        <text:list-item>
          <text:p text:style-name="P280"><text:span text:style-name="T70">S</text:span>prite slicing: also, support subtexturing with tiles that don’t have a 1 aspect ratio</text:p>
        </text:list-item>
        <text:list-item>
          <text:p text:style-name="P281">Back to front batch rendering</text:p>
        </text:list-item>
        <text:list-item>
          <text:p text:style-name="P290">Render with different shaders (materials)</text:p>
        </text:list-item>
      </text:list>
      <text:h text:style-name="P253" text:outline-level="2">3D</text:h>
      <text:list xml:id="list3338169510" text:style-name="L23">
        <text:list-item>
          <text:p text:style-name="P277">Model loading</text:p>
        </text:list-item>
      </text:list>
      <text:h text:style-name="P254" text:outline-level="2">Editor</text:h>
      <text:list xml:id="list4266820605" text:style-name="L24">
        <text:list-item>
          <text:p text:style-name="P282">Multi selection and editing</text:p>
        </text:list-item>
        <text:list-item>
          <text:p text:style-name="P283">Implement WASD + direction movement for the EditorCamera</text:p>
        </text:list-item>
        <text:list-item>
          <text:p text:style-name="P296">Edit runtime scene</text:p>
        </text:list-item>
      </text:list>
      <text:h text:style-name="P255" text:outline-level="2">Library inte<text:span text:style-name="T61">g</text:span>rations</text:h>
      <text:list xml:id="list3804157007" text:style-name="L25">
        <text:list-item>
          <text:p text:style-name="P310">Wrap glm, add operators</text:p>
        </text:list-item>
      </text:list>
      <text:h text:style-name="P256" text:outline-level="2">Common</text:h>
      <text:list xml:id="list2137787037" text:style-name="L26">
        <text:list-item>
          <text:p text:style-name="P311">Camera stacking and render textures</text:p>
        </text:list-item>
        <text:list-item>
          <text:p text:style-name="P284">Materials</text:p>
        </text:list-item>
      </text:list>
      <text:h text:style-name="P257" text:outline-level="2">Refactoring</text:h>
      <text:list xml:id="list633490794" text:style-name="L27">
        <text:list-item>
          <text:p text:style-name="P285">Virtual destructors</text:p>
        </text:list-item>
        <text:list-item>
          <text:p text:style-name="P286">Instead of calling a template for each type, <text:span text:style-name="T20">use some kind of type database. When you have to cycle through components, cycle through that DB.</text:span></text:p>
        </text:list-item>
        <text:list-item>
          <text:p text:style-name="P287">TagComponent: <text:span text:style-name="T20">find the places in which I only assign the Name but not the tag and assign both instead </text:span><text:span text:style-name="T23">(or split the components, or find a different solution)</text:span></text:p>
        </text:list-item>
        <text:list-item>
          <text:p text:style-name="P313">Default return values for Create functions</text:p>
        </text:list-item>
        <text:list-item>
          <text:p text:style-name="P314">Avoid array indexing in shaders</text:p>
        </text:list-item>
        <text:list-item>
          <text:p text:style-name="P315">Bind NativeScriptComponent functions OnSceneStartup</text:p>
        </text:list-item>
        <text:list-item>
          <text:p text:style-name="P316">Custom gizmos / <text:span text:style-name="T60">fix ImGuizmo edge cases</text:span></text:p>
        </text:list-item>
        <text:list-item>
          <text:p text:style-name="P317">Split scene hierarchy and properties panels in separate classes</text:p>
        </text:list-item>
        <text:list-item>
          <text:p text:style-name="P318">Compute the Transform matrix once, set it only when editing a component?</text:p>
        </text:list-item>
        <text:list-item>
          <text:p text:style-name="P319">Store the rotation as a quaternion</text:p>
        </text:list-item>
        <text:list-item>
          <text:p text:style-name="P320"><text:soft-page-break/>Wrap ImGui functions to render UI components (sliders, buttons etc) so that users can easily implement their own editor plugins.</text:p>
        </text:list-item>
        <text:list-item>
          <text:p text:style-name="P319">Move EditorCamera to Debutant</text:p>
        </text:list-item>
        <text:list-item>
          <text:p text:style-name="P288">Use Cmake</text:p>
        </text:list-item>
        <text:list-item>
          <text:p text:style-name="P289">Vulkan Shaders and SPIRV</text:p>
          <text:list>
            <text:list-item>
              <text:p text:style-name="P297"><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297"><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12"><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p text:style-name="P298"/>
      <text:p text:style-name="P298"/>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2T12:12:08.696000000</dc:date>
    <meta:editing-duration>P2DT11H47M18S</meta:editing-duration>
    <meta:editing-cycles>153</meta:editing-cycles>
    <meta:generator>LibreOffice/7.2.4.1$Windows_X86_64 LibreOffice_project/27d75539669ac387bb498e35313b970b7fe9c4f9</meta:generator>
    <meta:document-statistic meta:table-count="0" meta:image-count="0" meta:object-count="0" meta:page-count="31" meta:paragraph-count="456" meta:word-count="11576" meta:character-count="66499" meta:non-whitespace-character-count="55458"/>
  </office:meta>
</office:document-meta>
</file>